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ts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1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1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5:06:16.537197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7.2$Linux_X86_64 LibreOffice_project/40$Build-2</meta:generator>
    <dc:date>2021-02-03T15:07:54.826993045</dc:date>
    <dc:creator>Bruno Pinaud</dc:creator>
    <meta:editing-duration>PT28M59S</meta:editing-duration>
    <meta:editing-cycles>5</meta:editing-cycles>
    <meta:document-statistic meta:table-count="1" meta:cell-count="24592" meta:object-count="0"/>
  </office:meta>
</office:document-meta>
</file>